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ctere du sphynx</text:p>
      <text:p text:style-name="Standard">Le sphynx est extrême dans son genre ; presque humain !</text:p>
      <text:p text:style-name="Standard">En effet, son physique hors du commun interpelle d'abord et attire ensuite ; au point <text:s/>que son caractère enjoué fait fondre les plus septiques .</text:p>
      <text:p text:style-name="Standard">Les sphynx sont incontestablement les chats les plus pots de colle qui existent sur Terre, aussi bien avec les gens qu'avec les autres animaux ; ils sont très sensibles à l'affection qu'on leur porte et supportent assez mal une trop longue solitude.</text:p>
      <text:p text:style-name="Standard">Pas de c'est chats qui n arrivent que lorsqu on sort la gamelle avec la pâté ; le sphynx vous harcèlera pour être dorloté, caressé ou simplement prés de vous a vous observé.</text:p>
      <text:p text:style-name="Standard">Vous l'avez compris : la compagnie de l'homme est essentielle pour les sphynx !!!!</text:p>
      <text:p text:style-name="Standard">C’est un grand séducteur !! Pas timide ni farouche, qui n'hesitera pas a venir voir vos visiteurs et a se faire caresser .</text:p>
      <text:p text:style-name="Standard"/>
      <text:p text:style-name="Standard">Ils ont une telle expression dans les <text:s/>gestes, une élégance et des attitudes que l on ne retrouve pas chez les autres chats !</text:p>
      <text:p text:style-name="Standard">Ils <text:s/>préfèrent la vie d’intérieur <text:s/>et aiment être bien au chaud.</text:p>
      <text:p text:style-name="Standard">Ils iront volontiers dormir prés d un radiateur, sur une télévision ou n importe quelle source de chaleur ;et lorsqu ils sont plusieurs ils dorment collés les uns aux autres en une grosse pelote ronronnante.</text:p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ie t</meta:initial-creator>
    <dc:creator>jennifer derison</dc:creator>
    <meta:editing-cycles>20</meta:editing-cycles>
    <meta:creation-date>2018-12-03T10:20:00</meta:creation-date>
    <dc:date>2018-12-04T03:41:06.86</dc:date>
    <meta:editing-duration>PT33M24S</meta:editing-duration>
    <meta:generator>OpenOffice/4.1.5$Win32 OpenOffice.org_project/415m1$Build-9789</meta:generator>
    <meta:document-statistic meta:table-count="0" meta:image-count="0" meta:object-count="0" meta:page-count="1" meta:paragraph-count="10" meta:word-count="221" meta:character-count="12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